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List_20_Paragraph">
      <style:paragraph-properties fo:margin-left="0in" fo:margin-right="0in" fo:line-height="150%" fo:text-indent="0.5in" style:auto-text-indent="false"/>
    </style:style>
    <style:style style:name="P2" style:family="paragraph" style:parent-style-name="Heading_20_1" style:master-page-name="Standard">
      <style:paragraph-properties fo:text-align="center" style:justify-single-word="false"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sset Plan</text:h>
      <text:p text:style-name="P1">For this project we need to find sprites, music, game backgrounds and tiles. For the sprites we <text:s/>are using a sprite database which we found online. The music and game backgrounds will be gathered from sources found through Google searches. Finally the tiles are being collected from various sources which we mention in th<text:bookmark text:name="_GoBack"/>e citations. The game's backgrounds <text:s/>which we found do not really cater towards our game so we had to modify them in order to fit our needs. To create our levels we had to use the tiles in which we gathered to set up our stage. Some time we use two or three tile sets to create one stage. The sprites where not in a format that the game engine could use therefore we had to modify the images in order to make them compatible with the and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meta:initial-creator>
    <dc:creator>Brooks </dc:creator>
    <meta:editing-cycles>4</meta:editing-cycles>
    <meta:creation-date>2011-09-09T01:30:00</meta:creation-date>
    <dc:date>2011-09-22T19:37:38</dc:date>
    <meta:editing-duration>PT8M12S</meta:editing-duration>
    <meta:generator>LibreOffice/3.3$Unix LibreOffice_project/330m19$Build-301</meta:generator>
    <meta:document-statistic meta:table-count="0" meta:image-count="0" meta:object-count="0" meta:page-count="1" meta:paragraph-count="2" meta:word-count="143" meta:character-count="7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